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B0000024602C76F20AB70EE26.png" manifest:media-type="image/png"/>
  <manifest:file-entry manifest:full-path="Pictures/10057E2700007932000052229E5621354B4A37B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538cm" fo:min-width="6.288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width="0cm" svg:stroke-color="#000000" draw:marker-start-width="0.359cm" draw:marker-end-width="0.359cm" draw:fill="solid" draw:fill-color="#000000" draw:opacity="100%" draw:textarea-horizontal-align="justify" draw:textarea-vertical-align="middle" draw:auto-grow-height="false" fo:min-height="0.458cm" fo:min-width="0.208cm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width="0cm" draw:marker-start-width="0.322cm" draw:marker-end-width="0.322cm" draw:fill="solid" draw:fill-color="#000000" draw:opacity="100%" draw:textarea-horizontal-align="justify" draw:textarea-vertical-align="middle" draw:auto-grow-height="false" fo:min-height="0.104cm" fo:min-width="0.032cm" fo:padding-top="0.166cm" fo:padding-bottom="0.166cm" fo:padding-left="0.291cm" fo:padding-right="0.291cm" draw:shadow="hidden"/>
    </style:style>
    <style:style style:name="gr7" style:family="graphic" style:parent-style-name="objectwithoutfill">
      <style:graphic-properties svg:stroke-width="0.106cm" svg:stroke-color="#000000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width="0cm" svg:stroke-color="#000000" draw:marker-start-width="0.359cm" draw:marker-end-width="0.359cm" svg:stroke-linecap="round" draw:fill="solid" draw:fill-color="#000000" draw:opacity="100%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59cm" svg:stroke-color="#000000" draw:marker-start="" draw:marker-start-width="0.439cm" draw:marker-end-width="0.439cm" svg:stroke-linecap="round" draw:fill="solid" draw:textarea-vertical-align="middle" fo:padding-top="0.205cm" fo:padding-bottom="0.205cm" fo:padding-left="0.33cm" fo:padding-right="0.3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1.646cm" fo:min-width="1.396cm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04cm" fo:min-width="0.154cm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0.458cm" fo:min-width="0.208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125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width="0cm" svg:stroke-color="#000000" draw:marker-start="" draw:marker-start-width="0.439cm" draw:marker-end-width="0.439cm" svg:stroke-linecap="round" draw:fill="solid" draw:fill-color="#000000" draw:opacity="100%" draw:textarea-horizontal-align="center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draw:stroke="none" draw:fill-color="#0000ff" draw:textarea-horizontal-align="justify" draw:textarea-vertical-align="middle" draw:auto-grow-height="false" fo:min-height="0.458cm" fo:min-width="0.208cm"/>
    </style:style>
    <style:style style:name="gr18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1.17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25cm" fo:min-width="0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standard">
      <style:graphic-properties draw:stroke="none" draw:fill-color="#ff0000" draw:textarea-horizontal-align="justify" draw:textarea-vertical-align="middle" draw:auto-grow-height="false" fo:min-height="0.458cm" fo:min-width="0.208cm"/>
    </style:style>
    <style:style style:name="gr22" style:family="graphic" style:parent-style-name="standard">
      <style:graphic-properties draw:stroke="none" draw:fill-color="#00ff00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draw:stroke="none" svg:stroke-color="#000000" draw:fill="none" draw:fill-color="#ffffff" fo:min-height="0.4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fo:font-size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00ff00"/>
      <style:paragraph-properties fo:text-align="center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0.986cm" svg:height="20.999cm" svg:x="0.014cm" svg:y="0cm">
          <draw:image xlink:href="Pictures/10057E2700007932000052229E5621354B4A37B0.svg" xlink:type="simple" xlink:show="embed" xlink:actuate="onLoad" loext:mime-type="image/svg+xml">
            <text:p/>
          </draw:image>
          <draw:image xlink:href="Pictures/100002010000035B0000024602C76F20AB70EE26.png" xlink:type="simple" xlink:show="embed" xlink:actuate="onLoad" loext:mime-type="image/png"/>
        </draw:frame>
        <draw:g>
          <draw:g>
            <draw:custom-shape draw:style-name="gr2" draw:text-style-name="P2" draw:layer="layout" svg:width="7cm" svg:height="4cm" svg:x="6.5cm" svg:y="8.5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0.553cm" svg:height="1.106cm" svg:x="6.5cm" svg:y="9.947cm" svg:viewBox="0 0 554 1107" svg:d="M0 1001h1c39 0 78-5 115-15 38-10 74-25 108-45s65-44 93-71c27-28 51-59 71-93s35-70 45-108c10-37 15-76 15-115 0-40-5-79-15-116-10-38-25-74-45-108s-44-65-71-93c-28-27-59-51-93-71s-70-35-108-45c-37-10-76-15-115-15-1 0-1 0-1 0v-106h1c48 0 96 6 143 19 46 12 91 31 133 55s81 54 115 88 64 73 88 115 43 87 55 133c13 47 19 95 19 144 0 48-6 96-19 143-12 46-31 91-55 133s-54 81-88 115-73 64-115 88-87 43-133 55c-47 13-95 19-143 19-1 0-1 0-1 0z">
              <text:p/>
            </draw:path>
          </draw:g>
          <draw:frame draw:style-name="gr4" draw:text-style-name="P4" draw:layer="layout" svg:width="7cm" svg:height="1.119cm" svg:x="6.5cm" svg:y="10cm">
            <draw:text-box>
              <text:p text:style-name="P1"><text:span text:style-name="T1">74HC00 (NAND)</text:span></text:p>
            </draw:text-box>
          </draw:frame>
          <draw:frame draw:style-name="gr5" draw:text-style-name="P6" draw:layer="layout" svg:width="2cm" svg:height="0.75cm" svg:x="6cm" svg:y="8.75cm">
            <draw:text-box>
              <text:p text:style-name="P5"><text:span text:style-name="T2">+</text:span></text:p>
            </draw:text-box>
          </draw:frame>
          <draw:frame draw:style-name="gr5" draw:text-style-name="P6" draw:layer="layout" svg:width="2cm" svg:height="0.75cm" svg:x="12cm" svg:y="11.5cm">
            <draw:text-box>
              <text:p text:style-name="P5"><text:span text:style-name="T2">-</text:span></text:p>
            </draw:text-box>
          </draw:frame>
          <draw:g>
            <draw:path draw:style-name="gr6" draw:text-style-name="P3" draw:layer="layout" svg:width="0.706cm" svg:height="0.581cm" svg:x="9.085cm" svg:y="9.46cm" svg:viewBox="0 0 707 582" svg:d="M5 20c4-6 9-11 15-15 6-3 13-5 20-5h1c71 0 141 13 202 36 32 12 61 27 86 44 26 18 49 38 68 59 10 12 18 23 26 35h1c10-11 21-19 34-27 13-7 26-13 40-16 14-4 28-6 43-6s29 2 43 6c14 3 27 9 40 16 13 8 24 16 34 27 11 10 19 21 27 34 7 13 13 26 16 40 4 14 6 28 6 43s-2 29-6 43c-3 14-9 27-16 40-8 13-16 24-27 34-10 11-21 19-34 27-13 7-26 13-40 16-14 4-28 6-43 6s-29-2-43-6c-14-3-27-9-40-16-13-8-24-16-34-27-1 0-1 0-1 0-8 12-16 23-26 35-19 21-42 41-68 59-25 17-54 32-86 44-61 23-131 36-202 36h-1c-7 0-14-2-20-5-6-4-11-9-15-15-3-6-5-13-5-21v-500c0-8 2-15 5-21zM457 291c0 4 0 7 0 11s1 7 2 11c2 7 5 14 8 20 4 7 9 13 14 18s11 10 18 14c6 3 13 6 20 8s15 3 22 3 15-1 22-3 14-5 21-8c6-4 12-9 17-14s10-11 14-18c3-6 6-13 8-20s3-15 3-22-1-15-3-22-5-14-8-20c-4-7-9-13-14-18s-11-10-17-14c-7-3-14-6-21-8s-15-3-22-3-15 1-22 3-14 5-20 8c-7 4-13 9-18 14s-10 11-14 18c-3 6-6 13-8 20-1 4-2 7-2 11s0 7 0 11zM336 390c13-16 23-32 30-49 5-13 8-25 9-38 0-4 0-8 0-12s0-8 0-12c-1-13-4-25-9-38-7-17-17-33-30-49-15-16-32-31-52-44-21-14-44-26-70-36-41-16-86-26-133-29v416c47-3 92-13 133-29 26-10 49-22 70-36 20-13 37-28 52-44z">
              <text:p/>
            </draw:path>
            <draw:line draw:style-name="gr7" draw:text-style-name="P7" draw:layer="layout" svg:x1="9cm" svg:y1="9cm" svg:x2="9cm" svg:y2="9.625cm">
              <text:p/>
            </draw:line>
            <draw:line draw:style-name="gr7" draw:text-style-name="P7" draw:layer="layout" svg:x1="8cm" svg:y1="9cm" svg:x2="8cm" svg:y2="9.875cm">
              <text:p/>
            </draw:line>
            <draw:line draw:style-name="gr7" draw:text-style-name="P7" draw:layer="layout" svg:x1="10cm" svg:y1="9cm" svg:x2="10cm" svg:y2="9.75cm">
              <text:p/>
            </draw:line>
            <draw:path draw:style-name="gr8" draw:text-style-name="P3" draw:layer="layout" svg:width="0.176cm" svg:height="0.106cm" svg:x="8.947cm" svg:y="9.572cm" svg:viewBox="0 0 177 107" svg:d="M177 106l-124 1c-9 0-18-2-26-7-8-4-15-11-20-19-4-8-7-17-7-27 0-9 2-18 7-26 4-8 11-15 19-20 8-4 17-7 27-7l124-1z">
              <text:p/>
            </draw:path>
            <draw:path draw:style-name="gr8" draw:text-style-name="P3" draw:layer="layout" svg:width="1.177cm" svg:height="0.105cm" svg:x="7.947cm" svg:y="9.822cm" svg:viewBox="0 0 1178 106" svg:d="M1178 106h-1125c-9 0-18-2-26-7-9-5-15-11-20-19-5-9-7-18-7-27s2-18 7-26c5-9 11-15 20-20 8-5 17-7 26-7h1125z">
              <text:p/>
            </draw:path>
            <draw:path draw:style-name="gr8" draw:text-style-name="P3" draw:layer="layout" svg:width="0.302cm" svg:height="0.105cm" svg:x="9.75cm" svg:y="9.697cm" svg:viewBox="0 0 303 106" svg:d="M0 0h250c9 0 18 2 27 7 8 5 14 11 19 20 5 8 7 17 7 26s-2 18-7 27c-5 8-11 14-19 19-9 5-18 7-27 7h-250z">
              <text:p/>
            </draw:path>
          </draw:g>
          <draw:g>
            <draw:path draw:style-name="gr6" draw:text-style-name="P3" draw:layer="layout" svg:width="0.706cm" svg:height="0.581cm" svg:x="12.075cm" svg:y="9.46cm" svg:viewBox="0 0 707 582" svg:d="M5 20c4-6 9-11 15-15 6-3 13-5 20-5h1c71 0 141 13 202 36 32 12 61 27 86 44 26 18 49 38 68 59 10 12 18 23 26 35h1c10-11 21-19 34-27 13-7 26-13 40-16 14-4 28-6 43-6s29 2 43 6c14 3 27 9 40 16 13 8 24 16 34 27 11 10 19 21 27 34 7 13 13 26 16 40 4 14 6 28 6 43s-2 29-6 43c-3 14-9 27-16 40-8 13-16 24-27 34-10 11-21 19-34 27-13 7-26 13-40 16-14 4-28 6-43 6s-29-2-43-6c-14-3-27-9-40-16-13-8-24-16-34-27-1 0-1 0-1 0-8 12-16 23-26 35-19 21-42 41-68 59-25 17-54 32-86 44-61 23-131 36-202 36h-1c-7 0-14-2-20-5-6-4-11-9-15-15-3-6-5-13-5-21v-500c0-8 2-15 5-21zM457 291c0 4 0 7 0 11s1 7 2 11c2 7 5 14 8 20 4 7 9 13 14 18s11 10 18 14c6 3 13 6 20 8s15 3 22 3 15-1 22-3 14-5 21-8c6-4 12-9 17-14s10-11 14-18c3-6 6-13 8-20s3-15 3-22-1-15-3-22-5-14-8-20c-4-7-9-13-14-18s-11-10-17-14c-7-3-14-6-21-8s-15-3-22-3-15 1-22 3-14 5-20 8c-7 4-13 9-18 14s-10 11-14 18c-3 6-6 13-8 20-1 4-2 7-2 11s0 7 0 11zM336 390c13-16 23-32 30-49 5-13 8-25 9-38 0-4 0-8 0-12s0-8 0-12c-1-13-4-25-9-38-7-17-17-33-30-49-15-16-32-31-52-44-21-14-44-26-70-36-41-16-86-26-133-29v416c47-3 92-13 133-29 26-10 49-22 70-36 20-13 37-28 52-44z">
              <text:p/>
            </draw:path>
            <draw:line draw:style-name="gr7" draw:text-style-name="P7" draw:layer="layout" svg:x1="11.99cm" svg:y1="9cm" svg:x2="11.99cm" svg:y2="9.625cm">
              <text:p/>
            </draw:line>
            <draw:line draw:style-name="gr7" draw:text-style-name="P7" draw:layer="layout" svg:x1="10.99cm" svg:y1="9cm" svg:x2="10.99cm" svg:y2="9.875cm">
              <text:p/>
            </draw:line>
            <draw:line draw:style-name="gr7" draw:text-style-name="P7" draw:layer="layout" svg:x1="12.99cm" svg:y1="9cm" svg:x2="12.99cm" svg:y2="9.75cm">
              <text:p/>
            </draw:line>
            <draw:path draw:style-name="gr8" draw:text-style-name="P3" draw:layer="layout" svg:width="0.176cm" svg:height="0.106cm" svg:x="11.937cm" svg:y="9.572cm" svg:viewBox="0 0 177 107" svg:d="M177 106l-124 1c-9 0-18-2-26-7-8-4-15-11-20-19-4-8-7-17-7-27 0-9 2-18 7-26 4-8 11-15 19-20 8-4 17-7 27-7l124-1z">
              <text:p/>
            </draw:path>
            <draw:path draw:style-name="gr8" draw:text-style-name="P3" draw:layer="layout" svg:width="1.177cm" svg:height="0.105cm" svg:x="10.937cm" svg:y="9.822cm" svg:viewBox="0 0 1178 106" svg:d="M1178 106h-1125c-9 0-18-2-26-7-9-5-15-11-20-19-5-9-7-18-7-27s2-18 7-26c5-9 11-15 20-20 8-5 17-7 26-7h1125z">
              <text:p/>
            </draw:path>
            <draw:path draw:style-name="gr8" draw:text-style-name="P3" draw:layer="layout" svg:width="0.302cm" svg:height="0.105cm" svg:x="12.74cm" svg:y="9.697cm" svg:viewBox="0 0 303 106" svg:d="M0 0h250c9 0 18 2 27 7 8 5 14 11 19 20 5 8 7 17 7 26s-2 18-7 27c-5 8-11 14-19 19-9 5-18 7-27 7h-250z">
              <text:p/>
            </draw:path>
          </draw:g>
          <draw:g>
            <draw:path draw:style-name="gr6" draw:text-style-name="P3" draw:layer="layout" svg:width="0.706cm" svg:height="0.581cm" draw:transform="rotate (-3.14159265358979) translate (11.8005cm 11.5405cm)" svg:viewBox="0 0 707 582" svg:d="M702 20c-4-6-9-11-15-15-6-3-13-5-20-5h-1c-71 0-141 13-202 36-32 12-61 27-86 44-26 18-49 38-68 59-10 12-18 23-26 35h-1c-10-11-21-19-34-27-13-7-26-13-40-16-14-4-28-6-43-6s-29 2-43 6c-14 3-27 9-40 16-13 8-24 16-34 27-11 10-19 21-27 34-7 13-13 26-16 40-4 14-6 28-6 43s2 29 6 43c3 14 9 27 16 40 8 13 16 24 27 34 10 11 21 19 34 27 13 7 26 13 40 16 14 4 28 6 43 6s29-2 43-6c14-3 27-9 40-16 13-8 24-16 34-27 1 0 1 0 1 0 8 12 16 23 26 35 19 21 42 41 68 59 25 17 54 32 86 44 61 23 131 36 202 36h1c7 0 14-2 20-5 6-4 11-9 15-15 3-6 5-13 5-21v-500c0-8-2-15-5-21zM250 291c0 4 0 7 0 11s-1 7-2 11c-2 7-5 14-8 20-4 7-9 13-14 18s-11 10-17 14c-7 3-14 6-21 8s-15 3-22 3-15-1-22-3-14-5-20-8c-7-4-13-9-18-14s-10-11-14-18c-3-6-6-13-8-20s-3-15-3-22 1-15 3-22 5-14 8-20c4-7 9-13 14-18s11-10 18-14c6-3 13-6 20-8s15-3 22-3 15 1 22 3 14 5 21 8c6 4 12 9 17 14s10 11 14 18c3 6 6 13 8 20 1 4 2 7 2 11s0 7 0 11zM371 390c-13-16-23-32-30-49-5-13-8-25-9-38 0-4 0-8 0-12s0-8 0-12c1-13 4-25 9-38 7-17 17-33 30-49 15-16 32-31 52-44 21-14 44-26 70-36 41-16 86-26 133-29v416c-47-3-92-13-133-29-26-10-49-22-70-36-20-13-37-28-52-44z">
              <text:p/>
            </draw:path>
            <draw:line draw:style-name="gr7" draw:text-style-name="P7" draw:layer="layout" svg:x1="11.009cm" svg:y1="12cm" svg:x2="11.009cm" svg:y2="11.375cm">
              <text:p/>
            </draw:line>
            <draw:line draw:style-name="gr7" draw:text-style-name="P7" draw:layer="layout" svg:x1="10.009cm" svg:y1="12cm" svg:x2="10.009cm" svg:y2="11.125cm">
              <text:p/>
            </draw:line>
            <draw:line draw:style-name="gr7" draw:text-style-name="P7" draw:layer="layout" svg:x1="12.009cm" svg:y1="12cm" svg:x2="12.009cm" svg:y2="11.25cm">
              <text:p/>
            </draw:line>
            <draw:path draw:style-name="gr8" draw:text-style-name="P3" draw:layer="layout" svg:width="0.176cm" svg:height="0.106cm" draw:transform="rotate (-3.14159265358979) translate (11.133cm 11.4279936959729cm)" svg:viewBox="0 0 177 107" svg:d="M0 106l124 1c9 0 18-2 26-7 8-4 15-11 20-19 4-8 7-17 7-27 0-9-2-18-7-26-4-8-11-15-19-20-8-4-17-7-27-7l-124-1z">
              <text:p/>
            </draw:path>
            <draw:path draw:style-name="gr8" draw:text-style-name="P3" draw:layer="layout" svg:width="1.177cm" svg:height="0.105cm" draw:transform="rotate (-3.14159265358979) translate (11.134cm 11.178cm)" svg:viewBox="0 0 1178 106" svg:d="M0 106h1125c9 0 18-2 27-7 8-5 14-11 19-19 5-9 7-18 7-27s-2-18-7-26c-5-9-11-15-19-20-9-5-18-7-27-7h-1125z">
              <text:p/>
            </draw:path>
            <draw:path draw:style-name="gr8" draw:text-style-name="P3" draw:layer="layout" svg:width="0.302cm" svg:height="0.105cm" draw:transform="rotate (-3.14159265358979) translate (12.062cm 11.303cm)" svg:viewBox="0 0 303 106" svg:d="M303 0h-250c-9 0-18 2-26 7-9 5-15 11-20 20-5 8-7 17-7 26s2 18 7 27c5 8 11 14 20 19 8 5 17 7 26 7h250z">
              <text:p/>
            </draw:path>
          </draw:g>
          <draw:g>
            <draw:path draw:style-name="gr6" draw:text-style-name="P3" draw:layer="layout" svg:width="0.706cm" svg:height="0.581cm" draw:transform="rotate (-3.14159265358979) translate (8.8005cm 11.5405cm)" svg:viewBox="0 0 707 582" svg:d="M702 20c-4-6-9-11-15-15-6-3-13-5-20-5h-1c-71 0-141 13-202 36-32 12-61 27-86 44-26 18-49 38-68 59-10 12-18 23-26 35h-1c-10-11-21-19-34-27-13-7-26-13-40-16-14-4-28-6-43-6s-29 2-43 6c-14 3-27 9-40 16-13 8-24 16-34 27-11 10-19 21-27 34-7 13-13 26-16 40-4 14-6 28-6 43s2 29 6 43c3 14 9 27 16 40 8 13 16 24 27 34 10 11 21 19 34 27 13 7 26 13 40 16 14 4 28 6 43 6s29-2 43-6c14-3 27-9 40-16 13-8 24-16 34-27 1 0 1 0 1 0 8 12 16 23 26 35 19 21 42 41 68 59 25 17 54 32 86 44 61 23 131 36 202 36h1c7 0 14-2 20-5 6-4 11-9 15-15 3-6 5-13 5-21v-500c0-8-2-15-5-21zM250 291c0 4 0 7 0 11s-1 7-2 11c-2 7-5 14-8 20-4 7-9 13-14 18s-11 10-17 14c-7 3-14 6-21 8s-15 3-22 3-15-1-22-3-14-5-20-8c-7-4-13-9-18-14s-10-11-14-18c-3-6-6-13-8-20s-3-15-3-22 1-15 3-22 5-14 8-20c4-7 9-13 14-18s11-10 18-14c6-3 13-6 20-8s15-3 22-3 15 1 22 3 14 5 21 8c6 4 12 9 17 14s10 11 14 18c3 6 6 13 8 20 1 4 2 7 2 11s0 7 0 11zM371 390c-13-16-23-32-30-49-5-13-8-25-9-38 0-4 0-8 0-12s0-8 0-12c1-13 4-25 9-38 7-17 17-33 30-49 15-16 32-31 52-44 21-14 44-26 70-36 41-16 86-26 133-29v416c-47-3-92-13-133-29-26-10-49-22-70-36-20-13-37-28-52-44z">
              <text:p/>
            </draw:path>
            <draw:line draw:style-name="gr7" draw:text-style-name="P7" draw:layer="layout" svg:x1="8.009cm" svg:y1="12cm" svg:x2="8.009cm" svg:y2="11.375cm">
              <text:p/>
            </draw:line>
            <draw:line draw:style-name="gr7" draw:text-style-name="P7" draw:layer="layout" svg:x1="7.009cm" svg:y1="12cm" svg:x2="7.009cm" svg:y2="11.125cm">
              <text:p/>
            </draw:line>
            <draw:line draw:style-name="gr7" draw:text-style-name="P7" draw:layer="layout" svg:x1="9.009cm" svg:y1="12cm" svg:x2="9.009cm" svg:y2="11.25cm">
              <text:p/>
            </draw:line>
            <draw:path draw:style-name="gr8" draw:text-style-name="P3" draw:layer="layout" svg:width="0.176cm" svg:height="0.106cm" draw:transform="rotate (-3.14159265358979) translate (8.133cm 11.4279936959729cm)" svg:viewBox="0 0 177 107" svg:d="M0 106l124 1c9 0 18-2 26-7 8-4 15-11 20-19 4-8 7-17 7-27 0-9-2-18-7-26-4-8-11-15-19-20-8-4-17-7-27-7l-124-1z">
              <text:p/>
            </draw:path>
            <draw:path draw:style-name="gr8" draw:text-style-name="P3" draw:layer="layout" svg:width="1.177cm" svg:height="0.105cm" draw:transform="rotate (-3.14159265358979) translate (8.134cm 11.178cm)" svg:viewBox="0 0 1178 106" svg:d="M0 106h1125c9 0 18-2 27-7 8-5 14-11 19-19 5-9 7-18 7-27s-2-18-7-26c-5-9-11-15-19-20-9-5-18-7-27-7h-1125z">
              <text:p/>
            </draw:path>
            <draw:path draw:style-name="gr8" draw:text-style-name="P3" draw:layer="layout" svg:width="0.302cm" svg:height="0.105cm" draw:transform="rotate (-3.14159265358979) translate (9.062cm 11.303cm)" svg:viewBox="0 0 303 106" svg:d="M303 0h-250c-9 0-18 2-26 7-9 5-15 11-20 20-5 8-7 17-7 26s2 18 7 27c5 8 11 14 20 19 8 5 17 7 26 7h250z">
              <text:p/>
            </draw:path>
          </draw:g>
        </draw:g>
        <draw:line draw:style-name="gr9" draw:text-style-name="P7" draw:layer="layout" svg:x1="7cm" svg:y1="5cm" svg:x2="6.5cm" svg:y2="2.25cm">
          <text:p/>
        </draw:line>
        <draw:custom-shape draw:style-name="gr10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6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2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5cm" svg:y1="18.75cm" svg:x2="13cm" svg:y2="16cm">
          <text:p/>
        </draw:line>
        <draw:custom-shape draw:style-name="gr10" draw:text-style-name="P8" draw:layer="layout" svg:width="0.5cm" svg:height="0.5cm" svg:x="12.2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2cm" svg:height="2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1.5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9" draw:text-style-name="P7" draw:layer="layout" svg:x1="1.25cm" svg:y1="9.75cm" svg:x2="1cm" svg:y2="9cm">
            <text:p/>
          </draw:line>
          <draw:line draw:style-name="gr9" draw:text-style-name="P7" draw:layer="layout" svg:x1="2.75cm" svg:y1="9.75cm" svg:x2="3cm" svg:y2="9cm">
            <text:p/>
          </draw:line>
          <draw:line draw:style-name="gr9" draw:text-style-name="P7" draw:layer="layout" svg:x1="2.75cm" svg:y1="9.75cm" svg:x2="2.5cm" svg:y2="9.75cm">
            <text:p/>
          </draw:line>
          <draw:line draw:style-name="gr9" draw:text-style-name="P7" draw:layer="layout" svg:x1="1.75cm" svg:y1="9.75cm" svg:x2="1.25cm" svg:y2="9.75cm">
            <text:p/>
          </draw:line>
          <draw:line draw:style-name="gr9" draw:text-style-name="P7" draw:layer="layout" svg:x1="1.75cm" svg:y1="9.75cm" svg:x2="2.5cm" svg:y2="10cm">
            <text:p/>
          </draw:line>
          <draw:line draw:style-name="gr9" draw:text-style-name="P7" draw:layer="layout" svg:x1="1.25cm" svg:y1="11.25cm" svg:x2="1cm" svg:y2="12cm">
            <text:p/>
          </draw:line>
          <draw:line draw:style-name="gr9" draw:text-style-name="P7" draw:layer="layout" svg:x1="2.75cm" svg:y1="11.25cm" svg:x2="3cm" svg:y2="12cm">
            <text:p/>
          </draw:line>
          <draw:line draw:style-name="gr9" draw:text-style-name="P7" draw:layer="layout" svg:x1="2.75cm" svg:y1="11.25cm" svg:x2="2.5cm" svg:y2="11.25cm">
            <text:p/>
          </draw:line>
          <draw:line draw:style-name="gr9" draw:text-style-name="P7" draw:layer="layout" svg:x1="1.75cm" svg:y1="11.25cm" svg:x2="1.25cm" svg:y2="11.25cm">
            <text:p/>
          </draw:line>
          <draw:line draw:style-name="gr9" draw:text-style-name="P7" draw:layer="layout" svg:x1="1.75cm" svg:y1="11.25cm" svg:x2="2.5cm" svg:y2="11cm">
            <text:p/>
          </draw:line>
        </draw:g>
        <draw:g>
          <draw:custom-shape draw:style-name="gr11" draw:text-style-name="P2" draw:layer="layout" svg:width="2cm" svg:height="2cm" svg:x="4cm" svg:y="9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4.5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9" draw:text-style-name="P7" draw:layer="layout" svg:x1="4.25cm" svg:y1="9.75cm" svg:x2="4cm" svg:y2="9cm">
            <text:p/>
          </draw:line>
          <draw:line draw:style-name="gr9" draw:text-style-name="P7" draw:layer="layout" svg:x1="5.75cm" svg:y1="9.75cm" svg:x2="6cm" svg:y2="9cm">
            <text:p/>
          </draw:line>
          <draw:line draw:style-name="gr9" draw:text-style-name="P7" draw:layer="layout" svg:x1="5.75cm" svg:y1="9.75cm" svg:x2="5.5cm" svg:y2="9.75cm">
            <text:p/>
          </draw:line>
          <draw:line draw:style-name="gr9" draw:text-style-name="P7" draw:layer="layout" svg:x1="4.75cm" svg:y1="9.75cm" svg:x2="4.25cm" svg:y2="9.75cm">
            <text:p/>
          </draw:line>
          <draw:line draw:style-name="gr9" draw:text-style-name="P7" draw:layer="layout" svg:x1="4.75cm" svg:y1="9.75cm" svg:x2="5.5cm" svg:y2="10cm">
            <text:p/>
          </draw:line>
          <draw:line draw:style-name="gr9" draw:text-style-name="P7" draw:layer="layout" svg:x1="4.25cm" svg:y1="11.25cm" svg:x2="4cm" svg:y2="12cm">
            <text:p/>
          </draw:line>
          <draw:line draw:style-name="gr9" draw:text-style-name="P7" draw:layer="layout" svg:x1="5.75cm" svg:y1="11.25cm" svg:x2="6cm" svg:y2="12cm">
            <text:p/>
          </draw:line>
          <draw:line draw:style-name="gr9" draw:text-style-name="P7" draw:layer="layout" svg:x1="5.75cm" svg:y1="11.25cm" svg:x2="5.5cm" svg:y2="11.25cm">
            <text:p/>
          </draw:line>
          <draw:line draw:style-name="gr9" draw:text-style-name="P7" draw:layer="layout" svg:x1="4.75cm" svg:y1="11.25cm" svg:x2="4.25cm" svg:y2="11.25cm">
            <text:p/>
          </draw:line>
          <draw:line draw:style-name="gr9" draw:text-style-name="P7" draw:layer="layout" svg:x1="4.75cm" svg:y1="11.25cm" svg:x2="5.5cm" svg:y2="11cm">
            <text:p/>
          </draw:line>
        </draw:g>
        <draw:custom-shape draw:style-name="gr10" draw:text-style-name="P8" draw:layer="layout" svg:width="0.5cm" svg:height="0.5cm" svg:x="5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4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1cm" svg:height="1cm" draw:transform="rotate (1.5707963267949) translate (1.999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625cm" svg:height="0.125cm" draw:transform="rotate (1.5707963267949) translate (2.249cm 6.313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625cm" svg:height="0.438cm" draw:transform="rotate (1.5707963267949) translate (2.374cm 6.3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0.523598775598299) translate (2.508cm 5.5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0.523598775598299) translate (2.624cm 5.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3" draw:layer="layout" svg:width="0.158cm" svg:height="0.268cm" draw:transform="rotate (1.5707963267949) translate (2.7315cm 6.0795cm)" svg:viewBox="0 0 159 269" svg:d="M0 80c0-14 4-28 11-40s17-22 29-29 26-11 40-11c13 0 27 4 39 11s22 17 29 29 11 26 11 40v182c-26 4-52 7-79 7s-54-3-80-7z">
            <text:p/>
          </draw:path>
          <draw:path draw:style-name="gr16" draw:text-style-name="P3" draw:layer="layout" svg:width="0.158cm" svg:height="0.329cm" draw:transform="rotate (1.5707963267949) translate (1.999cm 6.0795cm)" svg:viewBox="0 0 159 330" svg:d="M159 250c0 14-4 28-11 40s-17 22-29 29-26 11-39 11c-14 0-28-4-40-11s-22-17-29-29-11-26-11-40v-244c26-4 53-6 80-6s53 2 79 6z">
            <text:p/>
          </draw:path>
        </draw:g>
        <draw:g>
          <draw:custom-shape draw:style-name="gr17" draw:text-style-name="P10" draw:layer="layout" svg:width="1cm" svg:height="1cm" draw:transform="rotate (1.5707963267949) translate (4.999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625cm" svg:height="0.125cm" draw:transform="rotate (1.5707963267949) translate (5.249cm 6.313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625cm" svg:height="0.438cm" draw:transform="rotate (1.5707963267949) translate (5.374cm 6.3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0.523598775598299) translate (5.508cm 5.5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0.523598775598299) translate (5.624cm 5.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3" draw:layer="layout" svg:width="0.158cm" svg:height="0.268cm" draw:transform="rotate (1.5707963267949) translate (5.7315cm 6.0795cm)" svg:viewBox="0 0 159 269" svg:d="M0 80c0-14 4-28 11-40s17-22 29-29 26-11 40-11c13 0 27 4 39 11s22 17 29 29 11 26 11 40v182c-26 4-52 7-79 7s-54-3-80-7z">
            <text:p/>
          </draw:path>
          <draw:path draw:style-name="gr16" draw:text-style-name="P3" draw:layer="layout" svg:width="0.158cm" svg:height="0.329cm" draw:transform="rotate (1.5707963267949) translate (4.999cm 6.0795cm)" svg:viewBox="0 0 159 330" svg:d="M159 250c0 14-4 28-11 40s-17 22-29 29-26 11-39 11c-14 0-28-4-40-11s-22-17-29-29-11-26-11-40v-244c26-4 53-6 80-6s53 2 79 6z">
            <text:p/>
          </draw:path>
        </draw:g>
        <draw:custom-shape draw:style-name="gr10" draw:text-style-name="P8" draw:layer="layout" svg:width="0.5cm" svg:height="0.5cm" svg:x="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3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4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4cm" svg:y1="5cm" svg:x2="4.5cm" svg:y2="2.25cm">
          <text:p/>
        </draw:line>
        <draw:line draw:style-name="gr9" draw:text-style-name="P7" draw:layer="layout" svg:x1="1cm" svg:y1="5cm" svg:x2="1.5cm" svg:y2="2.25cm">
          <text:p/>
        </draw:line>
        <draw:custom-shape draw:style-name="gr18" draw:text-style-name="P11" draw:layer="layout" svg:width="1.75cm" svg:height="0.5cm" draw:transform="rotate (-1.5707963267949) translate (2.5cm 2.75cm)">
          <text:p text:style-name="P1"><text:span text:style-name="T3">1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" draw:text-style-name="P3" draw:layer="layout" svg:width="0.408cm" svg:height="0.578cm" svg:x="1.92cm" svg:y="4.5cm" svg:viewBox="0 0 409 579" svg:d="M241 0l-233 464c-6 13-9 27-8 41s5 27 13 39c8 11 18 21 31 27 12 6 26 9 40 8 14 0 28-5 39-13 12-7 21-18 28-30l250-500c5-12 8-24 8-36z">
          <text:p/>
        </draw:path>
        <draw:custom-shape draw:style-name="gr19" draw:text-style-name="P8" draw:layer="layout" svg:width="0.5cm" svg:height="0.5cm" svg:x="1.75cm" svg:y="4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10" draw:text-style-name="P8" draw:layer="layout" svg:width="0.5cm" svg:height="0.5cm" svg:x="2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11" draw:layer="layout" svg:width="1.75cm" svg:height="0.5cm" draw:transform="rotate (-1.5707963267949) translate (3.5cm 2.75cm)">
          <text:p text:style-name="P1"><text:span text:style-name="T3">1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" draw:text-style-name="P3" draw:layer="layout" svg:width="0.408cm" svg:height="0.578cm" svg:x="2.92cm" svg:y="4.5cm" svg:viewBox="0 0 409 579" svg:d="M241 0l-233 464c-6 13-9 27-8 41s5 27 13 39c8 11 18 21 31 27 12 6 26 9 40 8 14 0 28-5 39-13 12-7 21-18 28-30l250-500c5-12 8-24 8-36z">
          <text:p/>
        </draw:path>
        <draw:custom-shape draw:style-name="gr19" draw:text-style-name="P8" draw:layer="layout" svg:width="0.5cm" svg:height="0.5cm" svg:x="2.75cm" svg:y="4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18" draw:text-style-name="P11" draw:layer="layout" svg:width="1.75cm" svg:height="0.5cm" draw:transform="rotate (-1.5707963267949) translate (5.75cm 2.75cm)">
          <text:p text:style-name="P1"><text:span text:style-name="T3">1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18" draw:text-style-name="P11" draw:layer="layout" svg:width="1.75cm" svg:height="0.5cm" draw:transform="rotate (-1.5707963267949) translate (6.375cm 2.75cm)">
          <text:p text:style-name="P1"><text:span text:style-name="T3">1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5cm" svg:height="0.5cm" svg:x="5.75cm" svg:y="4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path draw:style-name="gr16" draw:text-style-name="P3" draw:layer="layout" svg:width="0.408cm" svg:height="1.579cm" svg:x="2.171cm" svg:y="1.17cm" svg:viewBox="0 0 409 1580" svg:d="M0 1580c0-5 0-9 1-14l250-1500c2-13 8-26 17-37s21-19 34-24 27-6 41-4c13 2 26 8 37 17s19 21 24 34 6 27 4 41l-248 1487z">
          <text:p/>
        </draw:path>
        <draw:path draw:style-name="gr16" draw:text-style-name="P3" draw:layer="layout" svg:width="0.408cm" svg:height="1.579cm" svg:x="2.171cm" svg:y="1.17cm" svg:viewBox="0 0 409 1580" svg:d="M0 1580c0-5 0-9 1-14l250-1500c2-13 8-26 17-37s21-19 34-24 27-6 41-4c13 2 26 8 37 17s19 21 24 34 6 27 4 41l-248 1487z">
          <text:p/>
        </draw:path>
        <draw:custom-shape draw:style-name="gr19" draw:text-style-name="P8" draw:layer="layout" svg:width="0.5cm" svg:height="0.5cm" svg:x="3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16" draw:text-style-name="P3" draw:layer="layout" svg:width="0.408cm" svg:height="1.579cm" svg:x="3.171cm" svg:y="1.17cm" svg:viewBox="0 0 409 1580" svg:d="M0 1580c0-5 0-9 1-14l250-1500c2-13 8-26 17-37s21-19 34-24 27-6 41-4c13 2 26 8 37 17s19 21 24 34 6 27 4 41l-248 1487z">
          <text:p/>
        </draw:path>
        <draw:custom-shape draw:style-name="gr19" draw:text-style-name="P8" draw:layer="layout" svg:width="0.5cm" svg:height="0.5cm" svg:x="6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5cm" svg:height="0.5cm" svg:x="5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9" draw:text-style-name="P7" draw:layer="layout" svg:x1="6.125cm" svg:y1="1.75cm" svg:x2="6.5cm" svg:y2="1.25cm">
          <text:p/>
        </draw:line>
        <draw:path draw:style-name="gr16" draw:text-style-name="P3" draw:layer="layout" svg:width="0.283cm" svg:height="0.579cm" svg:x="5.92cm" svg:y="4.5cm" svg:viewBox="0 0 284 580" svg:d="M284 0c0 6-1 13-2 19l-125 500c-4 14-11 26-20 36-10 10-22 18-36 21-13 4-27 5-41 1-13-3-26-10-36-20s-17-22-21-35c-4-14-4-28-1-41l121-481z">
          <text:p/>
        </draw:path>
        <draw:path draw:style-name="gr16" draw:text-style-name="P3" draw:layer="layout" svg:width="0.158cm" svg:height="1.079cm" svg:x="6.046cm" svg:y="1.671cm" svg:viewBox="0 0 159 1080" svg:d="M0 1080v-1000c0-14 4-28 11-40s17-22 29-29 26-11 40-11c13 0 27 4 39 11s22 17 29 29 11 26 11 40v1000z">
          <text:p/>
        </draw:path>
        <draw:path draw:style-name="gr16" draw:text-style-name="P3" draw:layer="layout" svg:width="0.658cm" svg:height="0.579cm" svg:x="4.921cm" svg:y="4.5cm" svg:viewBox="0 0 659 580" svg:d="M659 0c0 7-1 14-3 21-3 13-10 25-20 35l-500 500c-10 10-22 17-36 21-13 3-28 3-41 0-14-4-26-11-36-21s-17-22-20-35c-4-14-4-28 0-42 3-13 10-25 20-35l444-444z">
          <text:p/>
        </draw:path>
        <draw:path draw:style-name="gr16" draw:text-style-name="P3" draw:layer="layout" svg:width="0.158cm" svg:height="1.579cm" svg:x="5.421cm" svg:y="1.171cm" svg:viewBox="0 0 159 1580" svg:d="M0 1580v-1500c0-14 4-28 11-40s17-22 29-29 26-11 40-11c13 0 27 4 39 11s22 17 29 29 11 26 11 40v1500z">
          <text:p/>
        </draw:path>
        <draw:custom-shape draw:style-name="gr10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9cm" svg:y1="7cm" svg:x2="3cm" svg:y2="7cm">
          <text:p/>
        </draw:line>
        <draw:frame draw:style-name="gr20" draw:text-style-name="P12" draw:layer="layout" svg:width="1cm" svg:height="0.962cm" svg:x="8.5cm" svg:y="2.788cm">
          <draw:text-box>
            <text:p>D</text:p>
          </draw:text-box>
        </draw:frame>
        <draw:custom-shape draw:style-name="gr10" draw:text-style-name="P8" draw:layer="layout" svg:width="0.5cm" svg:height="0.5cm" svg:x="5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7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cm" svg:y1="8cm" svg:x2="5.875cm" svg:y2="8cm">
          <text:p/>
        </draw:line>
        <draw:frame draw:style-name="gr20" draw:text-style-name="P12" draw:layer="layout" svg:width="1cm" svg:height="0.962cm" svg:x="7.5cm" svg:y="2.788cm">
          <draw:text-box>
            <text:p>E</text:p>
          </draw:text-box>
        </draw:frame>
        <draw:frame draw:style-name="gr20" draw:text-style-name="P12" draw:layer="layout" svg:width="1cm" svg:height="0.962cm" svg:x="9.5cm" svg:y="2.788cm">
          <draw:text-box>
            <text:p>S̅</text:p>
          </draw:text-box>
        </draw:frame>
        <draw:custom-shape draw:style-name="gr10" draw:text-style-name="P8" draw:layer="layout" svg:width="0.5cm" svg:height="0.5cm" svg:x="9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cm" svg:y1="8cm" svg:x2="10cm" svg:y2="7cm">
          <text:p/>
        </draw:line>
        <draw:frame draw:style-name="gr20" draw:text-style-name="P12" draw:layer="layout" svg:width="1cm" svg:height="0.962cm" svg:x="11.5cm" svg:y="2.75cm">
          <draw:text-box>
            <text:p>S̅</text:p>
          </draw:text-box>
        </draw:frame>
        <draw:frame draw:style-name="gr20" draw:text-style-name="P12" draw:layer="layout" svg:width="1cm" svg:height="0.962cm" svg:x="12.5cm" svg:y="2.788cm">
          <draw:text-box>
            <text:p>R̅</text:p>
          </draw:text-box>
        </draw:frame>
        <draw:custom-shape draw:style-name="gr10" draw:text-style-name="P8" draw:layer="layout" svg:width="0.5cm" svg:height="0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1cm" svg:y1="6cm" svg:x2="8cm" svg:y2="6cm">
          <text:p/>
        </draw:line>
        <draw:custom-shape draw:style-name="gr10" draw:text-style-name="P8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0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5cm" svg:y1="8cm" svg:x2="13cm" svg:y2="8cm">
          <text:p/>
        </draw:line>
        <draw:line draw:style-name="gr9" draw:text-style-name="P7" draw:layer="layout" svg:x1="13.5cm" svg:y1="8cm" svg:x2="14cm" svg:y2="8.5cm">
          <text:p/>
        </draw:line>
        <draw:line draw:style-name="gr9" draw:text-style-name="P7" draw:layer="layout" svg:x1="14cm" svg:y1="12.5cm" svg:x2="14cm" svg:y2="8.5cm">
          <text:p/>
        </draw:line>
        <draw:line draw:style-name="gr9" draw:text-style-name="P7" draw:layer="layout" svg:x1="14cm" svg:y1="12.5cm" svg:x2="13.5cm" svg:y2="13cm">
          <text:p/>
        </draw:line>
        <draw:line draw:style-name="gr9" draw:text-style-name="P7" draw:layer="layout" svg:x1="11cm" svg:y1="13cm" svg:x2="13.5cm" svg:y2="13cm">
          <text:p/>
        </draw:line>
        <draw:custom-shape draw:style-name="gr10" draw:text-style-name="P8" draw:layer="layout" svg:width="0.5cm" svg:height="0.5cm" svg:x="11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6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7cm" svg:y1="14cm" svg:x2="14cm" svg:y2="14cm">
          <text:p/>
        </draw:line>
        <draw:line draw:style-name="gr9" draw:text-style-name="P7" draw:layer="layout" svg:x1="14.375cm" svg:y1="13.625cm" svg:x2="14cm" svg:y2="14cm">
          <text:p/>
        </draw:line>
        <draw:line draw:style-name="gr9" draw:text-style-name="P7" draw:layer="layout" svg:x1="14.376cm" svg:y1="13.626cm" svg:x2="14.375cm" svg:y2="7.5cm">
          <text:p/>
        </draw:line>
        <draw:line draw:style-name="gr9" draw:text-style-name="P7" draw:layer="layout" svg:x1="13.875cm" svg:y1="7cm" svg:x2="14.375cm" svg:y2="7.5cm">
          <text:p/>
        </draw:line>
        <draw:line draw:style-name="gr9" draw:text-style-name="P7" draw:layer="layout" svg:x1="13.875cm" svg:y1="7cm" svg:x2="12cm" svg:y2="7cm">
          <text:p/>
        </draw:line>
        <draw:custom-shape draw:style-name="gr10" draw:text-style-name="P8" draw:layer="layout" svg:width="0.5cm" svg:height="0.5cm" svg:x="8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9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9cm" svg:y1="13cm" svg:x2="10cm" svg:y2="13cm">
          <text:p/>
        </draw:line>
        <draw:line draw:style-name="gr9" draw:text-style-name="P7" draw:layer="layout" svg:x1="8cm" svg:y1="16cm" svg:x2="12cm" svg:y2="16cm">
          <text:p/>
        </draw:line>
        <draw:custom-shape draw:style-name="gr10" draw:text-style-name="P8" draw:layer="layout" svg:width="0.5cm" svg:height="0.5cm" svg:x="11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7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1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4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5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6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7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13" draw:layer="layout" svg:width="1cm" svg:height="1cm" draw:transform="rotate (-1.5707963267949) translate (16.001cm 1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625cm" svg:height="0.125cm" draw:transform="rotate (-1.5707963267949) translate (15.751cm 13.68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625cm" svg:height="0.438cm" draw:transform="rotate (-1.5707963267949) translate (15.626cm 13.68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-2.61799387799149) translate (15.492cm 14.4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-2.61799387799149) translate (15.376cm 14.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3" draw:layer="layout" svg:width="0.158cm" svg:height="0.268cm" draw:transform="rotate (-1.5707963267949) translate (15.2685cm 13.9205cm)" svg:viewBox="0 0 159 269" svg:d="M0 80c0-14 4-28 11-40s17-22 29-29 26-11 40-11c13 0 27 4 39 11s22 17 29 29 11 26 11 40v182c-26 4-52 7-79 7s-54-3-80-7z">
            <text:p/>
          </draw:path>
          <draw:path draw:style-name="gr16" draw:text-style-name="P3" draw:layer="layout" svg:width="0.158cm" svg:height="0.329cm" draw:transform="rotate (-1.5707963267949) translate (16.001cm 13.9205cm)" svg:viewBox="0 0 159 330" svg:d="M159 250c0 14-4 28-11 40s-17 22-29 29-26 11-39 11c-14 0-28-4-40-11s-22-17-29-29-11-26-11-40v-244c26-4 53-6 80-6s53 2 79 6z">
            <text:p/>
          </draw:path>
        </draw:g>
        <draw:g>
          <draw:custom-shape draw:style-name="gr22" draw:text-style-name="P14" draw:layer="layout" svg:width="1cm" svg:height="1cm" draw:transform="rotate (-1.5707963267949) translate (18.001cm 1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625cm" svg:height="0.125cm" draw:transform="rotate (-1.5707963267949) translate (17.751cm 13.68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625cm" svg:height="0.438cm" draw:transform="rotate (-1.5707963267949) translate (17.626cm 13.68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-2.61799387799149) translate (17.492cm 14.4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062cm" svg:height="0.125cm" draw:transform="rotate (-2.61799387799149) translate (17.376cm 14.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3" draw:layer="layout" svg:width="0.158cm" svg:height="0.268cm" draw:transform="rotate (-1.5707963267949) translate (17.2685cm 13.9205cm)" svg:viewBox="0 0 159 269" svg:d="M0 80c0-14 4-28 11-40s17-22 29-29 26-11 40-11c13 0 27 4 39 11s22 17 29 29 11 26 11 40v182c-26 4-52 7-79 7s-54-3-80-7z">
            <text:p/>
          </draw:path>
          <draw:path draw:style-name="gr16" draw:text-style-name="P3" draw:layer="layout" svg:width="0.158cm" svg:height="0.329cm" draw:transform="rotate (-1.5707963267949) translate (18.001cm 13.9205cm)" svg:viewBox="0 0 159 330" svg:d="M159 250c0 14-4 28-11 40s-17 22-29 29-26 11-39 11c-14 0-28-4-40-11s-22-17-29-29-11-26-11-40v-244c26-4 53-6 80-6s53 2 79 6z">
            <text:p/>
          </draw:path>
        </draw:g>
        <draw:line draw:style-name="gr9" draw:text-style-name="P7" draw:layer="layout" svg:x1="12cm" svg:y1="15cm" svg:x2="15cm" svg:y2="15cm">
          <text:p/>
        </draw:line>
        <draw:custom-shape draw:style-name="gr10" draw:text-style-name="P8" draw:layer="layout" svg:width="0.5cm" svg:height="0.5cm" svg:x="14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6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8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9cm" svg:y1="15cm" svg:x2="9.5cm" svg:y2="15.5cm">
          <text:p/>
        </draw:line>
        <draw:line draw:style-name="gr9" draw:text-style-name="P7" draw:layer="layout" svg:x1="16.5cm" svg:y1="15.5cm" svg:x2="9.5cm" svg:y2="15.5cm">
          <text:p/>
        </draw:line>
        <draw:line draw:style-name="gr9" draw:text-style-name="P7" draw:layer="layout" svg:x1="16.5cm" svg:y1="15.5cm" svg:x2="17cm" svg:y2="15cm">
          <text:p/>
        </draw:line>
        <draw:custom-shape draw:style-name="gr18" draw:text-style-name="P11" draw:layer="layout" svg:width="1.75cm" svg:height="0.5cm" draw:transform="rotate (-1.5707963267949) translate (16.125cm 16.5cm)">
          <text:p text:style-name="P1"><text:span text:style-name="T3">1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5cm" svg:height="0.5cm" svg:x="15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5.2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0.283cm" svg:height="0.579cm" svg:x="15.796cm" svg:y="15.92cm" svg:viewBox="0 0 284 580" svg:d="M0 580c0-7 1-13 2-20l125-500c4-13 11-26 20-36 10-10 22-17 36-21 13-4 27-4 41-1 13 4 26 11 36 20 10 10 17 22 21 36 4 13 4 27 1 41l-121 481z">
          <text:p/>
        </draw:path>
        <draw:path draw:style-name="gr16" draw:text-style-name="P3" draw:layer="layout" svg:width="0.533cm" svg:height="0.579cm" svg:x="15.42cm" svg:y="18.25cm" svg:viewBox="0 0 534 580" svg:d="M534 0c0 3 0 6-1 10-1 13-7 27-15 38l-375 500c-8 11-19 20-32 25-13 6-27 8-41 6s-27-7-38-15c-11-9-20-20-26-33-5-13-7-27-5-41 1-13 7-27 15-38l339-452z">
          <text:p/>
        </draw:path>
        <draw:custom-shape draw:style-name="gr18" draw:text-style-name="P11" draw:layer="layout" svg:width="1.75cm" svg:height="0.5cm" draw:transform="rotate (-1.5707963267949) translate (18.125cm 16.5cm)">
          <text:p text:style-name="P1"><text:span text:style-name="T3">10k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5cm" svg:height="0.5cm" svg:x="17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cm" svg:height="0.5cm" svg:x="17.2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0.283cm" svg:height="0.579cm" svg:x="17.796cm" svg:y="15.92cm" svg:viewBox="0 0 284 580" svg:d="M0 580c0-7 1-13 2-20l125-500c4-13 11-26 20-36 10-10 22-17 36-21 13-4 27-4 41-1 13 4 26 11 36 20 10 10 17 22 21 36 4 13 4 27 1 41l-121 481z">
          <text:p/>
        </draw:path>
        <draw:path draw:style-name="gr16" draw:text-style-name="P3" draw:layer="layout" svg:width="0.533cm" svg:height="0.579cm" svg:x="17.42cm" svg:y="18.25cm" svg:viewBox="0 0 534 580" svg:d="M534 0c0 3 0 6-1 10-1 13-7 27-15 38l-375 500c-8 11-19 20-32 25-13 6-27 8-41 6s-27-7-38-15c-11-9-20-20-26-33-5-13-7-27-5-41 1-13 7-27 15-38l339-452z">
          <text:p/>
        </draw:path>
        <draw:frame draw:style-name="gr20" draw:text-style-name="P12" draw:layer="layout" svg:width="1cm" svg:height="0.962cm" svg:x="8.5cm" svg:y="17.413cm">
          <draw:text-box>
            <text:p>Q</text:p>
          </draw:text-box>
        </draw:frame>
        <draw:frame draw:style-name="gr20" draw:text-style-name="P12" draw:layer="layout" svg:width="1cm" svg:height="0.962cm" svg:x="11.5cm" svg:y="17.413cm">
          <draw:text-box>
            <text:p>Q̅</text:p>
          </draw:text-box>
        </draw:frame>
        <draw:frame draw:style-name="gr20" draw:text-style-name="P12" draw:layer="layout" svg:width="1cm" svg:height="0.962cm" svg:x="9.5cm" svg:y="17.413cm">
          <draw:text-box>
            <text:p>Q</text:p>
          </draw:text-box>
        </draw:frame>
        <draw:frame draw:style-name="gr20" draw:text-style-name="P12" draw:layer="layout" svg:width="1cm" svg:height="0.962cm" svg:x="10.5cm" svg:y="17.413cm">
          <draw:text-box>
            <text:p>R̅</text:p>
          </draw:text-box>
        </draw:frame>
        <draw:frame draw:style-name="gr20" draw:text-style-name="P12" draw:layer="layout" svg:width="1cm" svg:height="0.962cm" svg:x="7.5cm" svg:y="17.413cm">
          <draw:text-box>
            <text:p>Q̅</text:p>
          </draw:text-box>
        </draw:frame>
        <draw:frame draw:style-name="gr20" draw:text-style-name="P12" draw:layer="layout" svg:width="1cm" svg:height="0.962cm" svg:x="9.5cm" svg:y="17.413cm">
          <draw:text-box>
            <text:p>Q</text:p>
          </draw:text-box>
        </draw:frame>
        <draw:frame draw:style-name="gr20" draw:text-style-name="P12" draw:layer="layout" svg:width="1cm" svg:height="0.962cm" svg:x="6.5cm" svg:y="17.413cm">
          <draw:text-box>
            <text:p>S̅</text:p>
          </draw:text-box>
        </draw:frame>
        <draw:frame draw:style-name="gr20" draw:text-style-name="P12" draw:layer="layout" svg:width="1cm" svg:height="0.962cm" svg:x="14.5cm" svg:y="17.413cm">
          <draw:text-box>
            <text:p>Q̅</text:p>
          </draw:text-box>
        </draw:frame>
        <draw:frame draw:style-name="gr20" draw:text-style-name="P12" draw:layer="layout" svg:width="1cm" svg:height="0.962cm" svg:x="16.5cm" svg:y="17.413cm">
          <draw:text-box>
            <text:p>Q</text:p>
          </draw:text-box>
        </draw:frame>
        <draw:frame draw:style-name="gr20" draw:text-style-name="P12" draw:layer="layout" svg:width="1cm" svg:height="0.962cm" svg:x="10.5cm" svg:y="2.788cm">
          <draw:text-box>
            <text:p>E</text:p>
          </draw:text-box>
        </draw:frame>
        <draw:custom-shape draw:style-name="gr19" draw:text-style-name="P8" draw:layer="layout" svg:width="0.5cm" svg:height="0.5cm" svg:x="29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5cm" svg:height="0.5cm" svg:x="29.25cm" svg:y="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9" draw:text-style-name="P7" draw:layer="layout" svg:x1="29.5cm" svg:y1="1.25cm" svg:x2="29.875cm" svg:y2="1cm">
          <text:p/>
        </draw:line>
        <draw:line draw:style-name="gr9" draw:text-style-name="P7" draw:layer="layout" svg:x1="29.5cm" svg:y1="2.25cm" svg:x2="29.875cm" svg:y2="2cm">
          <text:p/>
        </draw:line>
        <draw:frame draw:style-name="gr23" draw:text-style-name="P12" draw:layer="layout" svg:width="2.125cm" svg:height="0.962cm" svg:x="29cm" svg:y="0.125cm">
          <draw:text-box>
            <text:p>GND</text:p>
          </draw:text-box>
        </draw:frame>
        <draw:frame draw:style-name="gr23" draw:text-style-name="P12" draw:layer="layout" svg:width="2.125cm" svg:height="1.673cm" svg:x="29.5cm" svg:y="2.125cm">
          <draw:text-box>
            <text:p>5V/4.5V</text:p>
          </draw:text-box>
        </draw:frame>
        <draw:custom-shape draw:style-name="gr19" draw:text-style-name="P8" draw:layer="layout" svg:width="0.5cm" svg:height="0.5cm" svg:x="28.25cm" svg:y="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5cm" svg:height="0.5cm" svg:x="28.25cm" svg:y="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5cm" svg:height="0.5cm" svg:x="29.25cm" svg:y="19.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9" draw:text-style-name="P8" draw:layer="layout" svg:width="0.5cm" svg:height="0.5cm" svg:x="28.25cm" svg:y="18.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9" draw:text-style-name="P7" draw:layer="layout" svg:x1="29.5cm" svg:y1="19.75cm" svg:x2="28.5cm" svg:y2="2.25cm">
          <text:p/>
        </draw:line>
        <draw:line draw:style-name="gr9" draw:text-style-name="P7" draw:layer="layout" svg:x1="28.5cm" svg:y1="18.625cm" svg:x2="28.125cm" svg:y2="1.75cm">
          <text:p/>
        </draw:line>
        <draw:line draw:style-name="gr9" draw:text-style-name="P7" draw:layer="layout" svg:x1="28.125cm" svg:y1="1.75cm" svg:x2="28.5cm" svg:y2="1.25cm">
          <text:p/>
        </draw:line>
        <draw:frame draw:style-name="gr24" draw:text-style-name="P15" draw:layer="layout" svg:width="1.912cm" svg:height="2.618cm" svg:x="3.963cm" svg:y="13cm">
          <draw:text-box>
            <text:p><text:span text:style-name="T4">E</text:span></text:p>
          </draw:text-box>
        </draw:frame>
        <draw:frame draw:style-name="gr24" draw:text-style-name="P15" draw:layer="layout" svg:width="2.03cm" svg:height="2.618cm" svg:x="0.963cm" svg:y="13cm">
          <draw:text-box>
            <text:p><text:span text:style-name="T4">D</text:span></text:p>
          </draw:text-box>
        </draw:frame>
        <draw:frame draw:style-name="gr24" draw:text-style-name="P15" draw:layer="layout" svg:width="1.958cm" svg:height="2.618cm" svg:x="14.5cm" svg:y="9.375cm">
          <draw:text-box>
            <text:p><text:span text:style-name="T4">Q̅</text:span></text:p>
          </draw:text-box>
        </draw:frame>
        <draw:frame draw:style-name="gr24" draw:text-style-name="P15" draw:layer="layout" svg:width="2.149cm" svg:height="2.618cm" svg:x="16.542cm" svg:y="9.375cm">
          <draw:text-box>
            <text:p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5:59:38.317589504</meta:creation-date>
    <dc:date>2020-09-05T16:37:34.806463644</dc:date>
    <meta:editing-duration>PT15M17S</meta:editing-duration>
    <meta:editing-cycles>1</meta:editing-cycles>
    <meta:document-statistic meta:object-count="222"/>
    <meta:generator>LibreOffice/6.3.3.2.0$Linux_X86_64 LibreOffice_project/30$Build-2</meta:generator>
  </office:meta>
</office:document-meta>
</file>